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y command line interface</text:p>
      <text:p text:style-name="Standard"/>
      <text:p text:style-name="Standard">The command line tool reqy aids maintaining and getting information about the requirement repository.</text:p>
      <text:h text:style-name="Heading_20_1" text:outline-level="1">Syntax</text:h>
      <text:p text:style-name="Standard">reqy [-c|--check &lt;action&gt;] [-r|--report &lt;report name&gt;] [-s|--search &lt;key&gt;=&lt;value&gt;] [-n|--new-requirement &lt;name&gt;] [-p|--new-package &lt;name&gt;] [-c|--convert &lt;name&gt;]</text:p>
      <text:p text:style-name="Standard"/>
      <text:p text:style-name="Standard">The modes help organize the available actions. A mode may have a default action that will be run if only the mode is selected.</text:p>
      <text:p text:style-name="Standard"/>
      <text:p text:style-name="Standard">The actions specify what to do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Mode</text:p>
          </table:table-cell>
          <table:table-cell table:style-name="Table1.A1" office:value-type="string">
            <text:p text:style-name="P2">Action</text:p>
          </table:table-cell>
          <table:table-cell table:style-name="Table1.C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Table_20_Contents">-c | --check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erform checks on the repository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ll (default)</text:p>
          </table:table-cell>
          <table:table-cell table:style-name="Table1.C2" office:value-type="string">
            <text:p text:style-name="Table_20_Contents">Perform all checks and print warnings and errors</text:p>
          </table:table-cell>
        </table:table-row>
        <table:table-row>
          <table:table-cell table:style-name="Table1.A2" office:value-type="string">
            <text:p text:style-name="Table_20_Contents">-r | --repor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enerate repor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roken-deps</text:p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o-req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o-desig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o-test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estimati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odify the repository</text:p>
          </table:table-cell>
        </table:table-row>
        <table:table-row>
          <table:table-cell table:style-name="Table1.A2" office:value-type="string">
            <text:p text:style-name="Table_20_Contents">-s | --search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arch repository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tus (approved, rejected etc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-n|--new-requiremen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-p|--new-packag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-c | --conver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nvert a package to a requirement or a requirement to a package <text:s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A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6-25T23:21:24</dc:date>
    <meta:editing-duration>P0D</meta:editing-duration>
    <meta:editing-cycles>2</meta:editing-cycles>
    <meta:document-statistic meta:table-count="1" meta:image-count="0" meta:object-count="0" meta:page-count="1" meta:paragraph-count="29" meta:word-count="136" meta:character-count="856" meta:non-whitespace-character-count="759"/>
  </office:meta>
</office:document-meta>
</file>